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ode">
      <style:text-properties style:font-name-asian="TheSansMonoConNormal"/>
    </style:style>
    <style:style style:name="P7" style:family="paragraph" style:parent-style-name="Text_20_body">
      <style:text-properties fo:language="en" fo:country="US"/>
    </style:style>
    <style:style style:name="P8" style:family="paragraph" style:parent-style-name="Chapter_20_Title" style:master-page-name="First_20_Page">
      <style:paragraph-properties style:page-number="auto"/>
    </style:style>
    <style:style style:name="P9" style:family="paragraph">
      <style:paragraph-properties fo:margin-top="0in" fo:margin-bottom="0.0835in" style:writing-mode="lr-tb"/>
    </style:style>
    <style:style style:name="P10" style:family="paragraph">
      <style:paragraph-properties style:writing-mode="lr-tb"/>
    </style:style>
    <style:style style:name="T1" style:family="text">
      <style:text-properties fo:language="en" fo:country="US"/>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style:font-name="Times" fo:language="none" fo:country="none" fo:font-weight="bold" style:font-weight-asian="bold" style:font-name-complex="Times" text:display="true"/>
    </style:style>
    <style:style style:name="T6" style:family="text">
      <style:text-properties style:font-name="Times" style:language-asian="en" style:country-asian="US" style:font-name-complex="Times" text:display="true"/>
    </style:style>
    <style:style style:name="T7" style:family="text">
      <style:text-properties fo:font-style="normal" fo:font-weight="bold" style:font-style-asian="normal" style:font-weight-asian="bold"/>
    </style:style>
    <style:style style:name="T8" style:family="text">
      <style:text-properties style:font-name="TheSansMonoCondensed-SemiLightI" style:font-name-complex="TheSansMonoCondensed-SemiLightI"/>
    </style:style>
    <style:style style:name="T9" style:family="text">
      <style:text-properties style:font-name-asian="TheSansMonoConNormal"/>
    </style:style>
    <style:style style:name="T10" style:family="text">
      <style:text-properties fo:language="en" fo:country="US"/>
    </style:style>
    <style:style style:name="T11" style:family="text">
      <style:text-properties fo:language="en" fo:country="US" style:font-name-asian="Utopia"/>
    </style:style>
    <style:style style:name="T12" style:family="text">
      <style:text-properties fo:language="en" fo:country="US" style:font-name-complex="Utopia-Italic"/>
    </style:style>
    <style:style style:name="T13" style:family="text">
      <style:text-properties fo:language="en" fo:country="US" officeooo:rsid="001d4dc3"/>
    </style:style>
    <style:style style:name="T14" style:family="text">
      <style:text-properties fo:font-style="italic" style:font-style-asian="italic"/>
    </style:style>
    <style:style style:name="T15" style:family="text">
      <style:text-properties style:font-name="Utopia-Italic" style:font-name-complex="Utopia-Italic"/>
    </style:style>
    <style:style style:name="T16" style:family="text">
      <style:text-properties style:font-name="Utopia-Bold" fo:language="en" fo:country="US" fo:font-weight="bold" style:font-weight-asian="bold" style:font-name-complex="Utopia-Bold" style:font-weight-complex="bold"/>
    </style:style>
    <style:style style:name="T17" style:family="text">
      <style:text-properties style:font-name="TheSansMonoCondensed-Bold" fo:language="en" fo:country="US" fo:font-weight="bold" style:font-weight-asian="bold" style:font-name-complex="TheSansMonoCondensed-Bold" style:font-weight-complex="bold"/>
    </style:style>
    <style:style style:name="T18"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52048240" text:id="ct52048240">
          <text:insertion>
            <office:change-info>
              <dc:creator>Ray Lischner</dc:creator>
              <dc:date>2013-10-26T12:07:00</dc:date>
            </office:change-info>
          </text:insertion>
        </text:changed-region>
        <text:changed-region xml:id="ct49453952" text:id="ct49453952">
          <text:deletion>
            <office:change-info>
              <dc:creator>Ray Lischner</dc:creator>
              <dc:date>2013-10-26T12:07:00</dc:date>
            </office:change-info>
            <text:p text:style-name="Text_20_body">
       <text:span text:style-name="T1">r</text:span>
      </text:p>
          </text:deletion>
        </text:changed-region>
        <text:changed-region xml:id="ct47785120" text:id="ct47785120">
          <text:insertion>
            <office:change-info>
              <dc:creator>Ray Lischner</dc:creator>
              <dc:date>2013-10-26T12:07:00</dc:date>
            </office:change-info>
          </text:insertion>
        </text:changed-region>
        <text:changed-region xml:id="ct49530576" text:id="ct49530576">
          <text:insertion>
            <office:change-info>
              <dc:creator>Ray Lischner</dc:creator>
              <dc:date>2013-10-26T12:07:00</dc:date>
            </office:change-info>
          </text:insertion>
        </text:changed-region>
        <text:changed-region xml:id="ct56082672" text:id="ct56082672">
          <text:insertion>
            <office:change-info>
              <dc:creator>Ray Lischner</dc:creator>
              <dc:date>2013-10-26T12:08:00</dc:date>
            </office:change-info>
          </text:insertion>
        </text:changed-region>
        <text:changed-region xml:id="ct51216624" text:id="ct51216624">
          <text:deletion>
            <office:change-info>
              <dc:creator>Ray Lischner</dc:creator>
              <dc:date>2013-10-26T12:10:00</dc:date>
            </office:change-info>
            <text:p text:style-name="Text_20_body">
       <text:span text:style-name="T1">the </text:span>
      </text:p>
          </text:deletion>
        </text:changed-region>
        <text:changed-region xml:id="ct48750320" text:id="ct48750320">
          <text:deletion>
            <office:change-info>
              <dc:creator>Ray Lischner</dc:creator>
              <dc:date>2013-10-26T12:12:00</dc:date>
            </office:change-info>
            <text:p text:style-name="Text_20_body">
       <text:span text:style-name="T1">have </text:span>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unction<text:span text:style-name="Comment_20_Reference"><text:span text:style-name="T5"><office:annotation><dc:creator>Fabio Claudio Ferracchiati</dc:creator><dc:date>2013-10-09T11:39:00</dc:date><text:p text:style-name="P9"><text:span text:style-name="T18">Pretty short chapter, you should have shown the content of listing.hpp file so to give readers a better code understanding. The rest of the code is fine.</text:span></text:p></office:annotation></text:span></text:span> Objects</text:p>
      <text:p text:style-name="Body_20_Text_20_First">Classes have many, many uses in C++ programs. This Exploration introduces one powerful use of classes to replace functions. This style of programming is especially useful with the standard algorithms.</text:p>
      <text:h text:style-name="Heading_20_1" text:outline-level="1">The Function Call Operator</text:h>
      <text:p text:style-name="Body_20_Text_20_First">The first step is to take a look at an unusual “operator,” the function call operator, which lets an object behave as a function. Overload this operator the same way you would any other. Its name is <text:span text:style-name="Code_20_Inline">operator()</text:span>. It takes any number of parameters, and can have any return type. Listing 42-1 shows another iteration of the <text:span text:style-name="Code_20_Inline">generate_id</text:span> class (last seen in Listing 41-5), this time replacing the <text:span text:style-name="Code_20_Inline">next()</text:span> member function with the function call operator. In this case, the function has no parameters, so the first set of empty parentheses is the operator name and the second set is the empty parameter list.</text:p>
      <text:p text:style-name="Code_20_Caption"><text:span text:style-name="T7">Listing 42-1.</text:span> Rewriting <text:span text:style-name="Code_20_Inline"><text:span text:style-name="T8">generate_id</text:span></text:span> to Use the Function Call Operator</text:p>
      <text:p text:style-name="Code">#ifndef GENERATE_ID_HPP_</text:p>
      <text:p text:style-name="Code">#define GENERATE_ID_HPP_</text:p>
      <text:p text:style-name="Code"/>
      <text:p text:style-name="Code">/// Class for generating a unique ID number.</text:p>
      <text:p text:style-name="Code">class generate_id</text:p>
      <text:p text:style-name="Code">{</text:p>
      <text:p text:style-name="Code">public:</text:p>
      <text:p text:style-name="Code"><text:span text:style-name="T9"><text:s text:c="2"/></text:span>generate_id() : counter_{0} {}</text:p>
      <text:p text:style-name="Code"><text:span text:style-name="T9"><text:s text:c="2"/></text:span>long operator()();</text:p>
      <text:p text:style-name="Code">private:</text:p>
      <text:p text:style-name="Code"><text:span text:style-name="T9"><text:s text:c="2"/></text:span>short counter_;</text:p>
      <text:p text:style-name="Code"><text:span text:style-name="T9"><text:s text:c="2"/></text:span>static short prefix_;</text:p>
      <text:p text:style-name="Code"><text:span text:style-name="T9"><text:s text:c="2"/></text:span>static short const max_counter_{32767};</text:p>
      <text:p text:style-name="Code">};</text:p>
      <text:p text:style-name="Code"/>
      <text:p text:style-name="Code">#endif</text:p>
      <text:p text:style-name="Text_20_body">
    <text:span text:style-name="T1">Listing 42-2 displays the implementation of the function call operator (and </text:span>
    <text:span text:style-name="Code_20_Inline">
     <text:span text:style-name="T1">prefix_</text:span>
    </text:span>
    <text:span text:style-name="T1">, which also needs a definition).</text:span>
   </text:p>
      <text:p text:style-name="Code_20_Caption"><text:soft-page-break/><text:span text:style-name="T7">Listing 42-2.</text:span> Implementation of the <text:span text:style-name="Code_20_Inline"><text:span text:style-name="T14">generate_id</text:span></text:span> Function Call Operator</text:p>
      <text:p text:style-name="Code">#include "generate_id.hpp"</text:p>
      <text:p text:style-name="Code"/>
      <text:p text:style-name="Code">short generate_id::prefix_{1};</text:p>
      <text:p text:style-name="Code"/>
      <text:p text:style-name="Code">long generate_id::operator()()</text:p>
      <text:p text:style-name="Code">{</text:p>
      <text:p text:style-name="Code"><text:span text:style-name="T9"><text:s text:c="2"/></text:span>if (counter_ == max_counter_)</text:p>
      <text:p text:style-name="Code"><text:span text:style-name="T9"><text:s text:c="4"/></text:span>counter_ = 0;</text:p>
      <text:p text:style-name="Code"><text:span text:style-name="T9"><text:s text:c="2"/></text:span>else</text:p>
      <text:p text:style-name="Code"><text:span text:style-name="T9"><text:s text:c="4"/></text:span>++counter_;</text:p>
      <text:p text:style-name="Code"><text:span text:style-name="T9"><text:s text:c="2"/></text:span>return static_cast&lt;long&gt;(prefix_) * (max_counter_ + 1) + counter_;</text:p>
      <text:p text:style-name="Code">}</text:p>
      <text:p text:style-name="Text_20_body">
    <text:span text:style-name="T1">In order to use the function call operator, you must first declare an object of the class type then use the object name as though it were a function name. Pass arguments to this object the way you would to an ordinary function. The compiler sees the use of the object name as a function and invokes the function call operator. Listing 42-3 shows a sample program that uses a </text:span>
    <text:span text:style-name="Code_20_Inline">
     <text:span text:style-name="T1">generate_id</text:span>
    </text:span>
    <text:span text:style-name="T1"> function call operator to generate id codes for new library works</text:span>
    <text:change-start text:change-id="ct52048240"/>
    <text:span text:style-name="T1">.</text:span>
    <text:change-end text:change-id="ct52048240"/>
    <text:span text:style-name="T1"> (</text:span>
    <text:change text:change-id="ct49453952"/>
    <text:change-start text:change-id="ct47785120"/>
    <text:span text:style-name="T13">R</text:span>
    <text:change-end text:change-id="ct47785120"/>
    <text:span text:style-name="T1">emember the </text:span>
    <text:span text:style-name="Code_20_Inline">
     <text:span text:style-name="T1">work</text:span>
    </text:span>
    <text:span text:style-name="T1"> class from Exploration 38?</text:span>
    <text:change-start text:change-id="ct49530576"/>
    <text:span text:style-name="T1"> </text:span>
    <text:span text:style-name="T13">Collect </text:span>
    <text:change-end text:change-id="ct49530576"/>
    <text:change-start text:change-id="ct56082672"/>
    <text:span text:style-name="Code_20_Inline">
     <text:span text:style-name="T13">work</text:span>
    </text:span>
    <text:span text:style-name="T13"> and its derived classes into a single file, add the necessary </text:span>
    <text:span text:style-name="Code_20_Inline">
     <text:span text:style-name="T13">#include</text:span>
    </text:span>
    <text:span text:style-name="T13"> directives and include guard. Call the resulting file </text:span>
    <text:span text:style-name="Code_20_Inline">
     <text:span text:style-name="T13">library.hpp</text:span>
    </text:span>
    <text:span text:style-name="T13">. Or download a complete </text:span>
    <text:span text:style-name="Code_20_Inline">
     <text:span text:style-name="T13">library.hpp</text:span>
    </text:span>
    <text:span text:style-name="T13"> from the book’s web site.</text:span>
    <text:change-end text:change-id="ct56082672"/>
    <text:span text:style-name="T1">). Assume that </text:span>
    <text:span text:style-name="Code_20_Inline">
     <text:span text:style-name="T1">int_to_id</text:span>
    </text:span>
    <text:span text:style-name="T1"> converts an integer identification into the string format that </text:span>
    <text:span text:style-name="Code_20_Inline">
     <text:span text:style-name="T1">work</text:span>
    </text:span>
    <text:span text:style-name="T1"> requires, and that </text:span>
    <text:span text:style-name="Code_20_Inline">
     <text:span text:style-name="T1">accession</text:span>
    </text:span>
    <text:span text:style-name="T1"> adds a </text:span>
    <text:span text:style-name="Code_20_Inline">
     <text:span text:style-name="T1">work</text:span>
    </text:span>
    <text:span text:style-name="T1">-derived object to the library’s database.</text:span>
   </text:p>
      <text:p text:style-name="Code_20_Caption"><text:span text:style-name="T7">Listing 42-3.</text:span> Using a <text:span text:style-name="Code_20_Inline"><text:span text:style-name="T8">generate_id</text:span></text:span> Object’s Function Call Operator</text:p>
      <text:p text:style-name="Code">#include &lt;iostream&gt;</text:p>
      <text:p text:style-name="Code"/>
      <text:p text:style-name="Code">#include "generate_id.hpp"</text:p>
      <text:p text:style-name="Code">#include "library.hpp"<text:span text:style-name="Comment_20_Reference"><text:span text:style-name="T6"><office:annotation><dc:creator>Fabio Claudio Ferracchiati</dc:creator><dc:date>2013-10-09T11:35:00</dc:date><text:p text:style-name="P9"><text:span text:style-name="T18">Where readers can find the content of this file?</text:span></text:p></office:annotation></text:span></text:span></text:p>
      <text:p text:style-name="Code"/>
      <text:p text:style-name="Code">bool get_movie(std::string&amp; title, int&amp; runtime)</text:p>
      <text:p text:style-name="Code">{</text:p>
      <text:p text:style-name="Code"><text:span text:style-name="T9"><text:s text:c="2"/></text:span>std::cout &lt;&lt; "Movie title: ";</text:p>
      <text:p text:style-name="Code"><text:span text:style-name="T9"><text:s text:c="2"/></text:span>if (not std::getline(std::cin, title))</text:p>
      <text:p text:style-name="Code"><text:span text:style-name="T9"><text:s text:c="4"/></text:span>return false;</text:p>
      <text:p text:style-name="Code"><text:span text:style-name="T9"><text:s text:c="2"/></text:span>std::cout &lt;&lt; "Runtime (minutes): ";</text:p>
      <text:p text:style-name="Code"><text:span text:style-name="T9"><text:s text:c="2"/></text:span>if (not (std::cin &gt;&gt; runtime))</text:p>
      <text:p text:style-name="Code"><text:span text:style-name="T9"><text:s text:c="4"/></text:span>return false;</text:p>
      <text:p text:style-name="Code"><text:span text:style-name="T9"><text:s text:c="2"/></text:span>return true;</text:p>
      <text:p text:style-name="Code">}</text:p>
      <text:p text:style-name="Code"/>
      <text:p text:style-name="Code">int main()</text:p>
      <text:p text:style-name="Code">{</text:p>
      <text:p text:style-name="Code"><text:span text:style-name="T9"><text:s text:c="2"/></text:span>generate_id gen{}; <text:s text:c="10"/>// Create an ID generator</text:p>
      <text:p text:style-name="Code"><text:span text:style-name="T9"><text:s text:c="2"/></text:span>std::string title{};</text:p>
      <text:p text:style-name="Code"><text:span text:style-name="T9"><text:s text:c="2"/></text:span>int runtime{};</text:p>
      <text:p text:style-name="Code"><text:span text:style-name="T9"><text:s text:c="2"/></text:span>while (get_movie(title, runtime))</text:p>
      <text:p text:style-name="Code"><text:span text:style-name="T9"><text:s text:c="2"/></text:span>{</text:p>
      <text:p text:style-name="Code"><text:span text:style-name="T9"><text:s text:c="4"/></text:span>movie m(int_to_id(gen()), title, runtime);</text:p>
      <text:p text:style-name="Code"><text:span text:style-name="T9"><text:s text:c="4"/></text:span>accession(m);</text:p>
      <text:p text:style-name="Code"><text:span text:style-name="T9"><text:s text:c="2"/></text:span>}</text:p>
      <text:p text:style-name="Code">}</text:p>
      <text:h text:style-name="Heading_20_1" text:outline-level="1"><text:soft-page-break/>Function Objects</text:h>
      <text:p text:style-name="Body_20_Text_20_First">A <text:span text:style-name="Emphasis"><text:span text:style-name="T15">function object</text:span></text:span> or <text:span text:style-name="Emphasis"><text:span text:style-name="T15">functor</text:span></text:span> is an object of class type for a class that overloads the function call operator. Informally, programmers sometimes also speak of the class as a “function object,” with the understanding that the actual function objects are the variables defined with that class type.</text:p>
      <text:p text:style-name="P5">C++ 03 programs often used functors, but C++ 11 has lambdas, which are much easier to read and write. (Recall lambdas from Exploration 23?) So what do functors offer that lambdas lack? To answer that question, consider the following problem.</text:p>
      <text:p text:style-name="Text_20_body">
    <text:span text:style-name="T1">Suppose you need a vector that contains integers of increasing value. For example, a vector of size 10 would contain the values 1, 2, 3, ..., 8, 9, 10. The </text:span>
    <text:span text:style-name="Code_20_Inline">
     <text:span text:style-name="T1">std::generate</text:span>
    </text:span>
    <text:span text:style-name="T1"> algorithm takes an iterator range and calls a function or functor for each element of the range, assigning the result of the functor to successive elements. </text:span>
    <text:span text:style-name="Strong_20_Emphasis">
     <text:span text:style-name="T1">Write a lambda to use as the final argument to std::generate.</text:span>
    </text:span>
    <text:span text:style-name="T1"> (Construct a vector of a specific size by passing the desired size to a constructor. Remember to use parentheses instead of curly braces to call the right constructor.) Compare your solution with mine in Listing 42-4.</text:span>
   </text:p>
      <text:p text:style-name="Code_20_Caption"><text:span text:style-name="T7">Listing 42-4.</text:span> The Main Program for Generating Successive Integers</text:p>
      <text:p text:style-name="Code">#include &lt;algorithm&gt;</text:p>
      <text:p text:style-name="Code">#include &lt;vector&gt;</text:p>
      <text:p text:style-name="Code"/>
      <text:p text:style-name="Code">int main()</text:p>
      <text:p text:style-name="Code">{</text:p>
      <text:p text:style-name="Code"><text:span text:style-name="T9"><text:s text:c="2"/></text:span>std::vector&lt;int&gt; vec(10);</text:p>
      <text:p text:style-name="Code"><text:span text:style-name="T9"><text:s text:c="2"/></text:span>int state;</text:p>
      <text:p text:style-name="Code"><text:span text:style-name="T9"><text:s text:c="2"/></text:span>std::generate(vec.begin(), vec.end(), [&amp;state]() { return ++state; });</text:p>
      <text:p text:style-name="Code">}</text:p>
      <text:p text:style-name="Text_20_body">
    <text:span text:style-name="T1">Okay, that was easy, but the solution is not very general. The lambda cannot be reused anywhere else. It needs </text:span>
    <text:change text:change-id="ct51216624"/>
    <text:span text:style-name="T1">the </text:span>
    <text:span text:style-name="Code_20_Inline">
     <text:span text:style-name="T1">state</text:span>
    </text:span>
    <text:span text:style-name="T1"> variable, and you can have only one such lambda per state variable. Can you think of a way to write a lambda such that you have </text:span>
    <text:change text:change-id="ct48750320"/>
    <text:span text:style-name="T1">more than one generator, each with its own state? That’s much harder to do with lambdas, but easy with functors.</text:span>
   </text:p>
      <text:p text:style-name="Text_20_body">
    <text:span text:style-name="T11">
     <text:s/>
    </text:span>
    <text:span text:style-name="T16">Write a functor class to generate successive integers so the functor can be used with the </text:span>
    <text:span text:style-name="Code_20_Inline">
     <text:span text:style-name="T17">generate</text:span>
    </text:span>
    <text:span text:style-name="T16"> algorithm.</text:span>
    <text:span text:style-name="T1"> Name the class </text:span>
    <text:span text:style-name="Code_20_Inline">
     <text:span text:style-name="T1">sequence</text:span>
    </text:span>
    <text:span text:style-name="T1">. The constructor takes two arguments: the first specifies the initial value of the sequence and the second is the increment. Each time you call the function call operator, it returns the generator value then increments that value, which will be the value returned on the next invocation of the function call operator. Listing 42-5 shows the main program. Write your solution in a separate file,</text:span>
    <text:span text:style-name="Code_20_Inline">
     <text:span text:style-name="T1"> </text:span>
    </text:span>
    <text:span text:style-name="Code_20_Inline">
     <text:span text:style-name="T12">sequence.hpp</text:span>
    </text:span>
    <text:span text:style-name="T1">, using only inline functions (so you don’t need to compile a separate </text:span>
    <text:span text:style-name="Code_20_Inline">
     <text:span text:style-name="T12">sequence.cpp</text:span>
    </text:span>
    <text:span text:style-name="T1"> source file).</text:span>
   </text:p>
      <text:p text:style-name="Code_20_Caption"><text:span text:style-name="T7">Listing 42-5.</text:span> The Main Program for Generating Successive Integers</text:p>
      <text:p text:style-name="Code">#include &lt;algorithm&gt;</text:p>
      <text:p text:style-name="Code">#include &lt;iostream&gt;</text:p>
      <text:p text:style-name="Code">#include &lt;iterator&gt;</text:p>
      <text:p text:style-name="Code">#include &lt;vector&gt;</text:p>
      <text:p text:style-name="Code"/>
      <text:p text:style-name="Code">#include "sequence.hpp"</text:p>
      <text:p text:style-name="Code">
    <text:soft-page-break/>
   </text:p>
      <text:p text:style-name="Code">int main()</text:p>
      <text:p text:style-name="Code">{</text:p>
      <text:p text:style-name="Code"><text:span text:style-name="T9"><text:s text:c="2"/></text:span>int size{};</text:p>
      <text:p text:style-name="Code"><text:span text:style-name="T9"><text:s text:c="2"/></text:span>std::cout &lt;&lt; "How many integers do you want? ";</text:p>
      <text:p text:style-name="Code"><text:span text:style-name="T9"><text:s text:c="2"/></text:span>std::cin &gt;&gt; size;</text:p>
      <text:p text:style-name="Code"><text:span text:style-name="T9"><text:s text:c="2"/></text:span>int first{};</text:p>
      <text:p text:style-name="Code"><text:span text:style-name="T9"><text:s text:c="2"/></text:span>std::cout &lt;&lt; "What is the first integer? ";</text:p>
      <text:p text:style-name="Code"><text:span text:style-name="T9"><text:s text:c="2"/></text:span>std::cin &gt;&gt; first;</text:p>
      <text:p text:style-name="Code"><text:span text:style-name="T9"><text:s text:c="2"/></text:span>int step{};</text:p>
      <text:p text:style-name="Code"><text:span text:style-name="T9"><text:s text:c="2"/></text:span>std::cout &lt;&lt; "What is the interval between successive integers? ";</text:p>
      <text:p text:style-name="Code"><text:span text:style-name="T9"><text:s text:c="2"/></text:span>std::cin &gt;&gt; step;</text:p>
      <text:p text:style-name="P6">
    <text:s/>
   </text:p>
      <text:p text:style-name="Code"><text:span text:style-name="T9"><text:s text:c="2"/></text:span>std::vector&lt;int&gt; data(size);</text:p>
      <text:p text:style-name="Code"><text:span text:style-name="T9"><text:s text:c="2"/></text:span>// Generate the integers to fill the vector.</text:p>
      <text:p text:style-name="Code"><text:span text:style-name="T9"><text:s text:c="2"/></text:span>std::generate(data.begin(), data.end(), sequence(first, step));</text:p>
      <text:p text:style-name="Code"/>
      <text:p text:style-name="Code"><text:span text:style-name="T9"><text:s text:c="2"/></text:span>// Print the resulting integers, one per line.</text:p>
      <text:p text:style-name="Code"><text:span text:style-name="T9"><text:s text:c="2"/></text:span>std::copy(data.begin(), data.end(),</text:p>
      <text:p text:style-name="Code"><text:span text:style-name="T9"><text:s text:c="12"/></text:span>std::ostream_iterator&lt;int&gt;(std::cout, "\n"));</text:p>
      <text:p text:style-name="Code">}</text:p>
      <text:p text:style-name="P5">Compare your solution with mine, shown in Listing 42-6.</text:p>
      <text:p text:style-name="Code_20_Caption"><text:span text:style-name="T7">Listing 42-6.</text:span> The sequence.hpp File</text:p>
      <text:p text:style-name="Code">#ifndef SEQUENCE_HPP_</text:p>
      <text:p text:style-name="Code">#define SEQUENCE_HPP_</text:p>
      <text:p text:style-name="Code"/>
      <text:p text:style-name="Code">/// Generate a sequence of integers.</text:p>
      <text:p text:style-name="Code">class sequence</text:p>
      <text:p text:style-name="Code">{</text:p>
      <text:p text:style-name="Code">public:</text:p>
      <text:p text:style-name="Code"><text:span text:style-name="T9"><text:s text:c="2"/></text:span>/// Construct the functor.</text:p>
      <text:p text:style-name="Code"><text:span text:style-name="T9"><text:s text:c="2"/></text:span>/// @param start the first value the generator returns</text:p>
      <text:p text:style-name="Code"><text:span text:style-name="T9"><text:s text:c="2"/></text:span>/// @param step increment the value by this much for each call</text:p>
      <text:p text:style-name="Code"><text:span text:style-name="T9"><text:s text:c="2"/></text:span>sequence(int start, int step ) : value_{start}, step_{step} {}</text:p>
      <text:p text:style-name="Code"><text:span text:style-name="T9"><text:s text:c="2"/></text:span>sequence(int start) : sequence{start, 1} {}</text:p>
      <text:p text:style-name="Code"><text:span text:style-name="T9"><text:s text:c="2"/></text:span>sequence() : sequence{0} {}</text:p>
      <text:p text:style-name="Code"/>
      <text:p text:style-name="Code"><text:span text:style-name="T9"><text:s text:c="2"/></text:span>/// Return the current value in the sequence, and increment the value.</text:p>
      <text:p text:style-name="Code"><text:span text:style-name="T9"><text:s text:c="2"/></text:span>int operator()()</text:p>
      <text:p text:style-name="Code"><text:span text:style-name="T9"><text:s text:c="2"/></text:span>{</text:p>
      <text:p text:style-name="Code"><text:span text:style-name="T9"><text:s text:c="4"/></text:span>int result(value_);</text:p>
      <text:p text:style-name="Code"><text:span text:style-name="T9"><text:s text:c="4"/></text:span>value_ = value_ + step_;</text:p>
      <text:p text:style-name="Code"><text:span text:style-name="T9"><text:s text:c="4"/></text:span>return result;</text:p>
      <text:p text:style-name="Code"><text:span text:style-name="T9"><text:s text:c="2"/></text:span>}</text:p>
      <text:p text:style-name="Code">private:</text:p>
      <text:p text:style-name="Code"><text:span text:style-name="T9"><text:s text:c="2"/></text:span>int value_;</text:p>
      <text:p text:style-name="Code"><text:span text:style-name="T9"><text:s text:c="2"/></text:span>int const step_;</text:p>
      <text:p text:style-name="Code">};</text:p>
      <text:p text:style-name="Code"/>
      <text:p text:style-name="Code">#endif</text:p>
      <text:p text:style-name="Text_20_body">
    <text:soft-page-break/>
    <text:span text:style-name="T1">The </text:span>
    <text:span text:style-name="Code_20_Inline">
     <text:span text:style-name="T1">generate</text:span>
    </text:span>
    <text:span text:style-name="T1"> algorithm has a partner, </text:span>
    <text:span text:style-name="Code_20_Inline">
     <text:span text:style-name="T1">generate_n</text:span>
    </text:span>
    <text:span text:style-name="T1">, which specifies an input range with an iterator for the start of the range and an integer for the size of the range. The next Exploration examines this and several other useful algorithms.</text:span>
   </text:p>
      <text:p text:style-name="P5">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3"/>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42 </text:span>
     <text:span text:style-name="MT2"></text:span>
     <text:span text:style-name="MT3"> Function Objects</text:span>
    </text:p>
      </style:header>
      <style:header-left style:display="false">
        <text:p text:style-name="Header">
     <text:span text:style-name="MT3">CHAPTER 42 </text:span>
     <text:span text:style-name="MT2"></text:span>
     <text:span text:style-name="MT3"> Function Objects</text:span>
    </text:p>
      </style:header-left>
      <style:footer>
        <text:p text:style-name="MP2">
     <text:page-number text:select-page="current">5</text:page-number>
    </text:p>
      </style:footer>
      <style:footer-left style:display="false">
        <text:p text:style-name="Footer">
     <text:page-number text:select-page="current">4</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42</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29T12:09:00</meta:creation-date>
    <dc:creator>Ray Lischner</dc:creator>
    <dc:date>2013-10-26T12:12:22</dc:date>
    <meta:print-date>2009-03-19T10:05:00</meta:print-date>
    <meta:editing-cycles>7</meta:editing-cycles>
    <meta:editing-duration>PT8M7S</meta:editing-duration>
    <meta:generator>LibreOffice/4.0-5$Linux_X86_64 LibreOffice_project/400m0$Build-305</meta:generator>
    <meta:document-statistic meta:table-count="0" meta:image-count="0" meta:object-count="0" meta:page-count="5" meta:paragraph-count="130" meta:word-count="1108" meta:character-count="7164" meta:non-whitespace-character-count="6032"/>
    <meta:user-defined meta:name="Chapter Number">42</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